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-BoldMT" svg:font-family="Arial-BoldMT"/>
    <style:font-face style:name="OpenSymbol1" svg:font-family="OpenSymbol"/>
    <style:font-face style:name="Tahoma1" svg:font-family="Tahoma"/>
    <style:font-face style:name="TrebuchetMS-Bold" svg:font-family="TrebuchetMS-Bold"/>
    <style:font-face style:name="StoneSerif-Bold" svg:font-family="StoneSerif-Bold" style:font-family-generic="roman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Verdana" svg:font-family="Verdana, 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Ume P Gothic C4" svg:font-family="'Ume P Gothic C4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language="ca" fo:country="ES" officeooo:paragraph-rsid="00582e56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officeooo:paragraph-rsid="00582e56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ca" fo:country="ES" fo:font-style="normal" style:text-underline-style="solid" style:text-underline-width="auto" style:text-underline-color="font-color" fo:font-weight="bold" officeooo:paragraph-rsid="00582e56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Arial" fo:font-size="12pt" fo:language="ca" fo:country="ES" fo:font-style="normal" style:text-underline-style="solid" style:text-underline-width="auto" style:text-underline-color="font-color" fo:font-weight="bold" officeooo:rsid="003dfbd9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457fdb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519698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5380e5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58b955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3dfbd9" officeooo:paragraph-rsid="00582e56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286842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286842" officeooo:paragraph-rsid="00286842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paragraph-rsid="00582e56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5d7cd5" officeooo:paragraph-rsid="005d7cd5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6088ec" officeooo:paragraph-rsid="006088ec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630576" officeooo:paragraph-rsid="00630576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rsid="002dfc93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rsid="00467077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rsid="00457fdb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bold" officeooo:paragraph-rsid="00582e56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solid" style:text-underline-width="auto" style:text-underline-color="font-color" fo:font-weight="bold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1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32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" fo:font-size="10pt" fo:language="ca" fo:country="ES" style:text-underline-style="none" fo:font-weight="normal" style:font-name-asian="StoneSerif-Bold" style:font-size-asian="10pt" style:font-weight-asian="normal" style:font-name-complex="StoneSerif-Bold" style:font-size-complex="10pt" style:font-weight-complex="normal"/>
    </style:style>
    <style:style style:name="P3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" fo:font-size="10pt" fo:language="ca" fo:country="ES" style:font-name-asian="Arial-BoldMT" style:font-size-asian="10pt" style:font-name-complex="Arial-BoldMT" style:font-size-complex="10pt"/>
    </style:style>
    <style:style style:name="P34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" fo:font-size="10pt" fo:language="ca" fo:country="ES" style:font-name-asian="ArialMT" style:font-size-asian="10pt" style:font-name-complex="ArialMT" style:font-size-complex="10pt"/>
    </style:style>
    <style:style style:name="P35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" fo:font-size="10pt" fo:font-style="normal" style:text-underline-style="none" fo:font-weight="normal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" fo:font-size="10pt" fo:font-style="normal" style:text-underline-style="none" fo:font-weight="normal" officeooo:rsid="002dfc93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normal" style:text-underline-style="solid" style:text-underline-width="auto" style:text-underline-color="font-color" fo:font-weight="bold" officeooo:paragraph-rsid="00582e56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normal" style:text-underline-style="solid" style:text-underline-width="auto" style:text-underline-color="font-color" fo:font-weight="bold" officeooo:rsid="003dfbd9" officeooo:paragraph-rsid="00582e56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" fo:font-size="11pt" fo:language="ca" fo:country="ES" fo:font-style="normal" style:text-underline-style="none" fo:font-weight="normal" officeooo:rsid="00519698" officeooo:paragraph-rsid="00582e56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82e56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47" style:family="paragraph" style:parent-style-name="Standard">
      <style:paragraph-properties fo:text-align="justify" style:justify-single-word="false"/>
      <style:text-properties fo:font-size="10pt" fo:language="ca" fo:country="ES" officeooo:paragraph-rsid="00582e56" style:font-size-asian="8.75pt" style:font-size-complex="10pt"/>
    </style:style>
    <style:style style:name="P48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49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font-size="10pt" fo:language="ca" fo:country="ES" officeooo:paragraph-rsid="00582e56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82e56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82e56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397d2" officeooo:paragraph-rsid="005397d2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52490" officeooo:paragraph-rsid="00552490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639c1" officeooo:paragraph-rsid="005639c1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65dfe" officeooo:paragraph-rsid="00565dfe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69aae" officeooo:paragraph-rsid="00569aae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d7cd5" officeooo:paragraph-rsid="005d7cd5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fb13b" officeooo:paragraph-rsid="005fb13b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2a6099" loext:opacity="100%" style:font-name="Arial" fo:font-size="10pt" fo:language="ca" fo:country="ES" fo:font-style="normal" style:text-underline-style="none" fo:font-weight="normal" officeooo:rsid="00569aae" officeooo:paragraph-rsid="00569aa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officeooo:rsid="004f2d01" officeooo:paragraph-rsid="00582e56"/>
    </style:style>
    <style:style style:name="P62" style:family="paragraph" style:parent-style-name="Standard">
      <style:paragraph-properties fo:text-align="justify" style:justify-single-word="false"/>
      <style:text-properties officeooo:rsid="0060ba8c" officeooo:paragraph-rsid="00582e56"/>
    </style:style>
    <style:style style:name="P63" style:family="paragraph" style:parent-style-name="Standard">
      <style:paragraph-properties fo:text-align="justify" style:justify-single-word="false"/>
      <style:text-properties fo:font-weight="normal" officeooo:paragraph-rsid="00582e56" style:font-weight-asian="normal" style:font-weight-complex="normal"/>
    </style:style>
    <style:style style:name="P64" style:family="paragraph" style:parent-style-name="Footnote">
      <style:paragraph-properties fo:text-align="end" style:justify-single-word="false"/>
      <style:text-properties style:font-name="Arial" fo:font-size="10pt" fo:language="ca" fo:country="ES" fo:font-style="italic" style:font-size-asian="10pt" style:font-style-asian="italic" style:font-size-complex="10pt" style:font-style-complex="italic"/>
    </style:style>
    <style:style style:name="P65" style:family="paragraph" style:parent-style-name="Footnote">
      <style:text-properties fo:language="ca" fo:country="ES"/>
    </style:style>
    <style:style style:name="P66" style:family="paragraph" style:parent-style-name="Header">
      <style:text-properties fo:language="ca" fo:country="ES"/>
    </style:style>
    <style:style style:name="P67" style:family="paragraph" style:parent-style-name="Standard" style:list-style-name="L1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bold" officeooo:rsid="003c0e14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68" style:family="paragraph" style:parent-style-name="Standard" style:list-style-name="L2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bold" officeooo:rsid="005380e5" officeooo:paragraph-rsid="00582e5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69" style:family="paragraph" style:parent-style-name="Standard" style:list-style-name="L5">
      <style:paragraph-properties fo:text-align="justify" style:justify-single-word="false"/>
      <style:text-properties fo:color="#000000" loext:opacity="100%" style:font-name="Arial" fo:font-size="10pt" fo:language="ca" fo:country="ES" fo:font-style="normal" style:text-underline-style="none" fo:font-weight="normal" officeooo:rsid="0058b955" officeooo:paragraph-rsid="00582e5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0" style:family="paragraph" style:parent-style-name="Standard" style:list-style-name="L1">
      <style:paragraph-properties fo:text-align="justify" style:justify-single-word="false"/>
      <style:text-properties style:font-name="Courier New" fo:font-size="10pt" fo:font-weight="bold" officeooo:paragraph-rsid="00582e56" style:font-size-asian="10pt" style:font-weight-asian="bold" style:font-size-complex="10pt" style:font-weight-complex="bold"/>
    </style:style>
    <style:style style:name="P71" style:family="paragraph" style:parent-style-name="Standard" style:list-style-name="L1">
      <style:paragraph-properties fo:text-align="justify" style:justify-single-word="false"/>
      <style:text-properties fo:font-size="10pt" fo:font-weight="bold" officeooo:paragraph-rsid="00582e56" style:font-size-asian="10pt" style:font-weight-asian="bold" style:font-size-complex="10pt" style:font-weight-complex="bold"/>
    </style:style>
    <style:style style:name="P72" style:family="paragraph" style:parent-style-name="Standard" style:list-style-name="L1">
      <style:paragraph-properties fo:text-align="justify" style:justify-single-word="false"/>
      <style:text-properties fo:font-size="10pt" fo:language="ca" fo:country="ES" fo:font-weight="bold" officeooo:rsid="005380e5" officeooo:paragraph-rsid="00582e56" style:font-size-asian="10pt" style:font-weight-asian="bold" style:font-size-complex="10pt" style:font-weight-complex="bold"/>
    </style:style>
    <style:style style:name="P73" style:family="paragraph" style:parent-style-name="Standard" style:list-style-name="L3">
      <style:paragraph-properties fo:text-align="justify" style:justify-single-word="false"/>
      <style:text-properties fo:font-weight="bold" officeooo:paragraph-rsid="00582e56" style:font-weight-asian="bold" style:font-weight-complex="bold"/>
    </style:style>
    <style:style style:name="P74" style:family="paragraph" style:parent-style-name="Standard" style:list-style-name="L4">
      <style:paragraph-properties fo:text-align="justify" style:justify-single-word="false"/>
      <style:text-properties officeooo:paragraph-rsid="00582e56"/>
    </style:style>
    <style:style style:name="P75" style:family="paragraph" style:parent-style-name="Standard" style:list-style-name="L5">
      <style:paragraph-properties fo:text-align="justify" style:justify-single-word="false"/>
      <style:text-properties officeooo:paragraph-rsid="00582e56"/>
    </style:style>
    <style:style style:name="T1" style:family="text">
      <style:text-properties officeooo:rsid="001fb785"/>
    </style:style>
    <style:style style:name="T2" style:family="text">
      <style:text-properties officeooo:rsid="0049a03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3ac869" style:font-weight-asian="bold" style:font-weight-complex="bold"/>
    </style:style>
    <style:style style:name="T6" style:family="text">
      <style:text-properties fo:font-weight="bold" officeooo:rsid="0040e90d" style:font-weight-asian="bold" style:font-weight-complex="bold"/>
    </style:style>
    <style:style style:name="T7" style:family="text">
      <style:text-properties fo:font-weight="bold" officeooo:rsid="00425a07" style:font-weight-asian="bold" style:font-weight-complex="bold"/>
    </style:style>
    <style:style style:name="T8" style:family="text">
      <style:text-properties fo:font-weight="bold" officeooo:rsid="004c0a1f" style:font-weight-asian="bold" style:font-weight-complex="bold"/>
    </style:style>
    <style:style style:name="T9" style:family="text">
      <style:text-properties fo:font-weight="bold" officeooo:rsid="005b7f6f" style:font-weight-asian="bold" style:font-weight-complex="bold"/>
    </style:style>
    <style:style style:name="T10" style:family="text">
      <style:text-properties fo:font-weight="bold" style:font-name-asian="ArialMT" style:font-weight-asian="bold" style:font-name-complex="ArialMT" style:font-weight-complex="bold"/>
    </style:style>
    <style:style style:name="T11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color="#000000" loext:opacity="100%" style:font-name="Arial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4" style:family="text">
      <style:text-properties fo:color="#000000" loext:opacity="100%" style:font-name="Arial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5" style:family="text">
      <style:text-properties fo:color="#000000" loext:opacity="100%" style:font-name="Arial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6" style:family="text">
      <style:text-properties fo:color="#000000" loext:opacity="100%" style:font-name="Arial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7" style:family="text">
      <style:text-properties fo:color="#000000" loext:opacity="100%" style:font-name="Arial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9" style:family="text">
      <style:text-properties fo:color="#000000" loext:opacity="100%" style:font-name="Arial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0" style:family="text">
      <style:text-properties fo:color="#000000" loext:opacity="100%" style:font-name="Arial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1" style:family="text">
      <style:text-properties fo:color="#000000" loext:opacity="100%" style:font-name="Arial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22" style:family="text">
      <style:text-properties fo:color="#000000" loext:opacity="100%" style:font-name="Arial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23" style:family="text">
      <style:text-properties fo:color="#000000" loext:opacity="100%" style:font-name="Arial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24" style:family="text">
      <style:text-properties fo:color="#000000" loext:opacity="100%" style:font-name="Arial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25" style:family="text">
      <style:text-properties fo:color="#000000" loext:opacity="100%" style:font-name="Arial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6" style:family="text">
      <style:text-properties fo:color="#000000" loext:opacity="100%" style:font-name="Arial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7" style:family="text">
      <style:text-properties fo:color="#000000" loext:opacity="100%" style:font-name="Arial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8" style:family="text">
      <style:text-properties fo:color="#000000" loext:opacity="100%" style:font-name="Arial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29" style:family="text">
      <style:text-properties fo:color="#000000" loext:opacity="100%" style:font-name="Arial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0" style:family="text">
      <style:text-properties fo:color="#000000" loext:opacity="100%" style:font-name="Arial" fo:font-style="normal" style:text-underline-style="none" fo:font-weight="bold" officeooo:rsid="005380e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1" style:family="text">
      <style:text-properties fo:color="#000000" loext:opacity="100%" style:font-name="Arial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2" style:family="text">
      <style:text-properties fo:color="#000000" loext:opacity="100%" style:font-name="Arial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3" style:family="text">
      <style:text-properties fo:color="#000000" loext:opacity="100%" style:font-name="Arial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4" style:family="text">
      <style:text-properties fo:color="#000000" loext:opacity="100%" style:font-name="Arial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35" style:family="text">
      <style:text-properties fo:color="#000000" loext:opacity="100%" style:font-name="Arial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" fo:font-style="normal" style:text-underline-style="none" fo:font-weight="normal" officeooo:rsid="005639c1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39" style:family="text">
      <style:text-properties fo:color="#000000" loext:opacity="100%" style:font-name="Arial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0" style:family="text">
      <style:text-properties fo:color="#000000" loext:opacity="100%" style:font-name="Arial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1" style:family="text">
      <style:text-properties fo:color="#000000" loext:opacity="100%" style:font-name="Arial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2" style:family="text">
      <style:text-properties fo:color="#000000" loext:opacity="100%" style:font-name="Arial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3" style:family="text">
      <style:text-properties fo:color="#000000" loext:opacity="100%" style:font-name="Arial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4" style:family="text">
      <style:text-properties fo:color="#000000" loext:opacity="100%" style:font-name="Arial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45" style:family="text">
      <style:text-properties fo:color="#000000" loext:opacity="100%" style:font-name="Arial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46" style:family="text">
      <style:text-properties fo:color="#000000" loext:opacity="100%" style:font-name="Arial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47" style:family="text">
      <style:text-properties fo:color="#000000" loext:opacity="100%" style:font-name="Arial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48" style:family="text">
      <style:text-properties fo:color="#000000" loext:opacity="100%" style:font-name="Arial" fo:font-style="normal" style:text-underline-style="none" officeooo:rsid="0054faa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49" style:family="text">
      <style:text-properties fo:color="#000000" loext:opacity="100%" style:font-name="Arial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50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1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2" style:family="text">
      <style:text-properties fo:color="#000000" loext:opacity="100%" style:font-name="Courier New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3" style:family="text">
      <style:text-properties fo:color="#000000" loext:opacity="100%" style:font-name="Courier New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4" style:family="text">
      <style:text-properties fo:color="#000000" loext:opacity="100%" style:font-name="Courier New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5" style:family="text">
      <style:text-properties fo:color="#000000" loext:opacity="100%" style:font-name="Courier New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56" style:family="text">
      <style:text-properties fo:color="#000000" loext:opacity="100%" style:font-name="Courier New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9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0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1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2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588490" style:font-weight-asian="normal" style:font-weight-complex="normal"/>
    </style:style>
    <style:style style:name="T66" style:family="text">
      <style:text-properties fo:font-weight="normal" officeooo:rsid="00589264" style:font-weight-asian="normal" style:font-weight-complex="normal"/>
    </style:style>
    <style:style style:name="T67" style:family="text">
      <style:text-properties fo:font-weight="normal" officeooo:rsid="0058b955" style:font-weight-asian="normal" style:font-weight-complex="normal"/>
    </style:style>
    <style:style style:name="T68" style:family="text">
      <style:text-properties fo:font-weight="normal" officeooo:rsid="00608228" style:font-weight-asian="normal" style:font-weight-complex="normal"/>
    </style:style>
    <style:style style:name="T69" style:family="text">
      <style:text-properties fo:font-weight="normal" officeooo:rsid="0062996f" style:font-weight-asian="normal" style:font-weight-complex="normal"/>
    </style:style>
    <style:style style:name="T70" style:family="text">
      <style:text-properties style:font-name-asian="ArialMT" style:font-name-complex="ArialMT"/>
    </style:style>
    <style:style style:name="T71" style:family="text">
      <style:text-properties fo:font-size="10pt" style:text-underline-style="none" style:font-size-asian="8.75pt" style:font-size-complex="10pt"/>
    </style:style>
    <style:style style:name="T72" style:family="text">
      <style:text-properties fo:font-size="10pt" style:text-underline-style="none" officeooo:rsid="0029a652" style:font-size-asian="8.75pt" style:font-size-complex="10pt"/>
    </style:style>
    <style:style style:name="T73" style:family="text">
      <style:text-properties fo:font-size="10pt" style:text-underline-style="none" officeooo:rsid="003dbdfa" style:font-size-asian="8.75pt" style:font-size-complex="10pt"/>
    </style:style>
    <style:style style:name="T74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75" style:family="text">
      <style:text-properties fo:language="ca" fo:country="ES"/>
    </style:style>
    <style:style style:name="T76" style:family="text">
      <style:text-properties fo:language="ca" fo:country="ES" fo:font-weight="bold" style:font-weight-asian="bold" style:font-weight-complex="bold"/>
    </style:style>
    <style:style style:name="T77" style:family="text">
      <style:text-properties fo:language="ca" fo:country="ES" fo:font-weight="bold" officeooo:rsid="002dfc93" style:font-weight-asian="bold" style:font-weight-complex="bold"/>
    </style:style>
    <style:style style:name="T78" style:family="text">
      <style:text-properties fo:language="ca" fo:country="ES" fo:font-weight="bold" officeooo:rsid="00457fdb" style:font-weight-asian="bold" style:font-weight-complex="bold"/>
    </style:style>
    <style:style style:name="T79" style:family="text">
      <style:text-properties fo:language="ca" fo:country="ES" style:text-underline-style="solid" style:text-underline-width="auto" style:text-underline-color="font-color"/>
    </style:style>
    <style:style style:name="T80" style:family="text">
      <style:text-properties fo:language="ca" fo:country="ES" style:text-underline-style="solid" style:text-underline-width="auto" style:text-underline-color="font-color" officeooo:rsid="002d2e1a"/>
    </style:style>
    <style:style style:name="T81" style:family="text">
      <style:text-properties fo:language="ca" fo:country="ES" style:text-underline-style="solid" style:text-underline-width="auto" style:text-underline-color="font-color" officeooo:rsid="002dfc93"/>
    </style:style>
    <style:style style:name="T82" style:family="text">
      <style:text-properties fo:language="ca" fo:country="ES" officeooo:rsid="002dfc93"/>
    </style:style>
    <style:style style:name="T83" style:family="text">
      <style:text-properties fo:language="ca" fo:country="ES" officeooo:rsid="00317c33"/>
    </style:style>
    <style:style style:name="T84" style:family="text">
      <style:text-properties fo:language="ca" fo:country="ES" officeooo:rsid="00326096"/>
    </style:style>
    <style:style style:name="T85" style:family="text">
      <style:text-properties fo:language="ca" fo:country="ES" officeooo:rsid="003427c4"/>
    </style:style>
    <style:style style:name="T86" style:family="text">
      <style:text-properties style:text-underline-style="solid" style:text-underline-width="auto" style:text-underline-color="font-color"/>
    </style:style>
    <style:style style:name="T87" style:family="text">
      <style:text-properties style:text-underline-style="solid" style:text-underline-width="auto" style:text-underline-color="font-color" officeooo:rsid="003dbdfa"/>
    </style:style>
    <style:style style:name="T88" style:family="text">
      <style:text-properties style:font-name="Arial"/>
    </style:style>
    <style:style style:name="T89" style:family="text">
      <style:text-properties style:font-name="Arial" fo:font-size="10pt" style:font-size-asian="10pt" style:font-size-complex="10pt"/>
    </style:style>
    <style:style style:name="T90" style:family="text">
      <style:text-properties style:font-name="Arial" fo:font-size="10pt" officeooo:rsid="005c0b6c" style:font-size-asian="10pt" style:font-size-complex="10pt"/>
    </style:style>
    <style:style style:name="T91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2" style:family="text">
      <style:text-properties style:font-name="Arial" fo:font-size="10pt" fo:font-weight="bold" officeooo:rsid="0060ba8c" style:font-size-asian="10pt" style:font-weight-asian="bold" style:font-size-complex="10pt" style:font-weight-complex="bold"/>
    </style:style>
    <style:style style:name="T93" style:family="text">
      <style:text-properties style:font-name="Arial" fo:font-size="10pt" fo:font-weight="bold" officeooo:rsid="005c0b6c" style:font-size-asian="10pt" style:font-weight-asian="bold" style:font-size-complex="10pt" style:font-weight-complex="bold"/>
    </style:style>
    <style:style style:name="T94" style:family="text">
      <style:text-properties officeooo:rsid="002d2e1a"/>
    </style:style>
    <style:style style:name="T95" style:family="text">
      <style:text-properties officeooo:rsid="00317c33"/>
    </style:style>
    <style:style style:name="T96" style:family="text">
      <style:text-properties officeooo:rsid="002dfc93"/>
    </style:style>
    <style:style style:name="T97" style:family="text">
      <style:text-properties officeooo:rsid="003dbdfa"/>
    </style:style>
    <style:style style:name="T98" style:family="text">
      <style:text-properties officeooo:rsid="0040e90d"/>
    </style:style>
    <style:style style:name="T99" style:family="text">
      <style:text-properties officeooo:rsid="00425a07"/>
    </style:style>
    <style:style style:name="T100" style:family="text">
      <style:text-properties officeooo:rsid="00443fa1"/>
    </style:style>
    <style:style style:name="T101" style:family="text">
      <style:text-properties fo:color="#2a6099" loext:opacity="100%" style:font-name="Arial" fo:font-style="normal" style:text-underline-style="none" fo:font-weight="normal" officeooo:rsid="005639c1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02" style:family="text">
      <style:text-properties fo:color="#2a6099" loext:opacity="100%" style:font-name="Arial" fo:font-style="normal" style:text-underline-style="none" fo:font-weight="normal" officeooo:rsid="00565dfe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03" style:family="text">
      <style:text-properties officeooo:rsid="0060ba8c"/>
    </style:style>
    <style:style style:name="T104" style:family="text">
      <style:text-properties officeooo:rsid="00519698"/>
    </style:style>
    <style:style style:name="T105" style:family="text">
      <style:text-properties officeooo:rsid="005380e5"/>
    </style:style>
    <style:style style:name="T106" style:family="text">
      <style:text-properties officeooo:rsid="00588490"/>
    </style:style>
    <style:style style:name="T107" style:family="text">
      <style:text-properties officeooo:rsid="0058b955"/>
    </style:style>
    <style:style style:name="T108" style:family="text">
      <style:text-properties officeooo:rsid="005f1b20"/>
    </style:style>
    <style:style style:name="T109" style:family="text">
      <style:text-properties officeooo:rsid="00608228"/>
    </style:style>
    <style:style style:name="T110" style:family="text">
      <style:text-properties officeooo:rsid="0062996f"/>
    </style:style>
    <style:style style:name="T111" style:family="text">
      <style:text-properties fo:color="#c9211e" loext:opacity="100%" style:font-name="Arial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112" style:family="text">
      <style:text-properties fo:color="#c9211e" loext:opacity="100%" style:font-name="Arial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Pràctica 2) Fonaments del funcionament del sistema de control de versions (SCV) Git. Ordres per gestionar el SCV Git.</text:p>
      <text:p text:style-name="P39"/>
      <text:p text:style-name="P30">D<text:span text:style-name="T94">ocumentació</text:span></text:p>
      <text:p text:style-name="P24"/>
      <text:p text:style-name="P36"><text:span text:style-name="T76">1-</text:span><text:span text:style-name="T75"> </text:span><text:span text:style-name="T79">Conceptes bàsics de Git: Snapshots. Integritat. Operacions locals. Les 3 àrees de residencia dels fitxers.</text:span></text:p>
      <text:p text:style-name="P36"><text:a xlink:type="simple" xlink:href="https://git-scm.com/book/en/v2" text:style-name="Internet_20_link" text:visited-style-name="Visited_20_Internet_20_Link"><text:span text:style-name="T75">http://git-scm.com/book/en/</text:span></text:a><text:a xlink:type="simple" xlink:href="https://git-scm.com/book/en/v2" text:style-name="Internet_20_link" text:visited-style-name="Visited_20_Internet_20_Link"><text:span text:style-name="T83">v2</text:span></text:a><text:span text:style-name="T83"> → 1.3 What is Git? </text:span></text:p>
      <text:p text:style-name="P36"><text:a xlink:type="simple" xlink:href="https://git-scm.com/book/es/v2" text:style-name="Internet_20_link" text:visited-style-name="Visited_20_Internet_20_Link"><text:span text:style-name="T75">http://git-scm.com/book/es/</text:span></text:a><text:a xlink:type="simple" xlink:href="https://git-scm.com/book/es/v2" text:style-name="Internet_20_link" text:visited-style-name="Visited_20_Internet_20_Link"><text:span text:style-name="T83">v2</text:span></text:a><text:span text:style-name="T83"> → 1.3 Fundamentos de Git</text:span></text:p>
      <text:p text:style-name="P24"/>
      <text:p text:style-name="P10"><text:span text:style-name="T3">2-</text:span> <text:span text:style-name="T86">El cicle de vida </text:span><text:span text:style-name="T87">i estat </text:span><text:span text:style-name="T86">dels fitxers. Enregistrant canvis en el dipòsit.</text:span></text:p>
      <text:p text:style-name="P10"><text:a xlink:type="simple" xlink:href="https://git-scm.com/book/en/v2" text:style-name="Internet_20_link" text:visited-style-name="Visited_20_Internet_20_Link">http://git-scm.com/book/en/</text:a><text:a xlink:type="simple" xlink:href="https://git-scm.com/book/en/v2" text:style-name="Internet_20_link" text:visited-style-name="Visited_20_Internet_20_Link"><text:span text:style-name="T95">v2</text:span></text:a><text:span text:style-name="T95"> → 2.2 Recording changes to the Repository </text:span></text:p>
      <text:p text:style-name="P10"><text:a xlink:type="simple" xlink:href="https://git-scm.com/book/es/v2" text:style-name="Internet_20_link" text:visited-style-name="Visited_20_Internet_20_Link">http://git-scm.com/book/es/</text:a><text:a xlink:type="simple" xlink:href="https://git-scm.com/book/es/v2" text:style-name="Internet_20_link" text:visited-style-name="Visited_20_Internet_20_Link"><text:span text:style-name="T95">v2</text:span></text:a><text:span text:style-name="T95"> → 2.2 Guardando cambios en el Repositorio</text:span></text:p>
      <text:p text:style-name="P27"/>
      <text:p text:style-name="P37"><text:span text:style-name="T78">3</text:span><text:span text:style-name="T76">- </text:span><text:span text:style-name="T79">Configuració inicial de Git</text:span></text:p>
      <text:p text:style-name="P36"><text:a xlink:type="simple" xlink:href="https://git-scm.com/book/en/v2" text:style-name="Internet_20_link" text:visited-style-name="Visited_20_Internet_20_Link"><text:span text:style-name="T82">http://git-scm.com/book/en/</text:span></text:a><text:a xlink:type="simple" xlink:href="https://git-scm.com/book/en/v2" text:style-name="Internet_20_link" text:visited-style-name="Visited_20_Internet_20_Link"><text:span text:style-name="T83">v2</text:span></text:a><text:span text:style-name="T83"> → </text:span><text:span text:style-name="T84">1</text:span><text:span text:style-name="T83">.</text:span><text:span text:style-name="T84">6</text:span><text:span text:style-name="T83"> </text:span><text:span text:style-name="T84">First-Time Git Setup</text:span></text:p>
      <text:p text:style-name="P10"><text:a xlink:type="simple" xlink:href="https://git-scm.com/book/es/v2" text:style-name="Internet_20_link" text:visited-style-name="Visited_20_Internet_20_Link"><text:span text:style-name="T96">http://git-scm.com/book/es/</text:span></text:a><text:a xlink:type="simple" xlink:href="https://git-scm.com/book/es/v2" text:style-name="Internet_20_link" text:visited-style-name="Visited_20_Internet_20_Link"><text:span text:style-name="T95">v2</text:span></text:a><text:span text:style-name="T95"> → 1.6 Configurando Git por primera vez</text:span></text:p>
      <text:p text:style-name="P25"><text:tab/></text:p>
      <text:p text:style-name="P36"><text:span text:style-name="T77">4</text:span><text:span text:style-name="T76">- </text:span><text:span text:style-name="T79"><text:s/></text:span><text:span text:style-name="T80">Ordres </text:span><text:span text:style-name="T79">bàsi</text:span><text:span text:style-name="T80">ques</text:span><text:span text:style-name="T79"> de Git</text:span></text:p>
      <text:p text:style-name="P36"><text:a xlink:type="simple" xlink:href="https://git-scm.com/book/en/v2" text:style-name="Internet_20_link" text:visited-style-name="Visited_20_Internet_20_Link"><text:span text:style-name="T82">http://git-scm.com/book/en/</text:span></text:a><text:a xlink:type="simple" xlink:href="https://git-scm.com/book/en/v2" text:style-name="Internet_20_link" text:visited-style-name="Visited_20_Internet_20_Link"><text:span text:style-name="T83">v2</text:span></text:a><text:span text:style-name="T83"> → </text:span><text:span text:style-name="T85">2</text:span><text:span text:style-name="T83"> </text:span><text:span text:style-name="T85">Git Basics (2.1 a 2.5 per aquesta pràctica)</text:span></text:p>
      <text:p text:style-name="P10"><text:a xlink:type="simple" xlink:href="https://git-scm.com/book/es/v2" text:style-name="Internet_20_link" text:visited-style-name="Visited_20_Internet_20_Link"><text:span text:style-name="T96">http://git-scm.com/book/es/v2</text:span></text:a><text:span text:style-name="T96"> → 2 Fundamentos de Git (2.1 a 2.5 per aquesta pràctica)</text:span></text:p>
      <text:p text:style-name="P24"/>
      <text:p text:style-name="P36"><text:span text:style-name="T77">5</text:span><text:span text:style-name="T76">- </text:span><text:span text:style-name="T81">Altres enllaços sobre o</text:span><text:span text:style-name="T79">rdres </text:span><text:span text:style-name="T81">bàsique de Git.</text:span><text:span text:style-name="T75"> </text:span></text:p>
      <text:p text:style-name="P4"><text:span text:style-name="T18">a)</text:span><text:span text:style-name="T24"> </text:span><text:span text:style-name="T13">Tutorial pràctic en línia de Github i ordres Git: </text:span><text:a xlink:type="simple" xlink:href="https://try.github.io/levels/1/challenges/1" text:style-name="Internet_20_link" text:visited-style-name="Visited_20_Internet_20_Link"><text:span text:style-name="T89">https://try.github.io/levels/1/challenges/1</text:span></text:a><text:a xlink:type="simple" xlink:href="https://try.github.io/levels/1/challenges/1" text:style-name="Internet_20_link" text:visited-style-name="Visited_20_Internet_20_Link"><text:span text:style-name="T24"> </text:span></text:a></text:p>
      <text:p text:style-name="P4"><text:span text:style-name="T18">b)</text:span><text:span text:style-name="T13"> Explicació resumida d'algunes de les ordres més importants: </text:span><text:a xlink:type="simple" xlink:href="http://rogerdudler.github.io/git-guide/" text:style-name="Internet_20_link" text:visited-style-name="Visited_20_Internet_20_Link"><text:span text:style-name="T89">http://rogerdudler.github.io/git-guide/</text:span></text:a><text:span text:style-name="T13"><text:tab/></text:span></text:p>
      <text:p text:style-name="P4"><text:span text:style-name="T19">c)</text:span><text:span text:style-name="T14"> HEAD vs master vs origin: </text:span><text:a xlink:type="simple" xlink:href="https://stackoverflow.com/questions/8196544/what-are-the-git-concepts-of-head-master-origin" text:style-name="Internet_20_link" text:visited-style-name="Visited_20_Internet_20_Link"><text:span text:style-name="T89">https://stackoverflow.com/questions/8196544/what-are-the-git-concepts-of-head-master-origin</text:span></text:a><text:span text:style-name="T14"> <text:s/>(Veure la primera resposta d'en Matt Greer)</text:span></text:p>
      <text:p text:style-name="P61"><text:span text:style-name="T19">d</text:span><text:span text:style-name="T18">) </text:span><text:span text:style-name="T13">Guia visual: </text:span><text:a xlink:type="simple" xlink:href="http://marklodato.github.io/visual-git-guide/index-en.html" text:style-name="Internet_20_link" text:visited-style-name="Visited_20_Internet_20_Link"><text:span text:style-name="T89">http://marklodato.github.io/visual-git-guide/index-en.html</text:span></text:a></text:p>
      <text:p text:style-name="P62"><text:span text:style-name="T91">e)</text:span><text:span text:style-name="T89"> Què és </text:span><text:span text:style-name="T91">origin</text:span><text:span text:style-name="T89">? → </text:span><text:a xlink:type="simple" xlink:href="http://stackoverflow.com/questions/9529497/what-is-origin-in-git" text:style-name="Internet_20_link" text:visited-style-name="Visited_20_Internet_20_Link"><text:span text:style-name="T89">http://stackoverflow.com/questions/9529497/what-is-origin-in-git</text:span></text:a><text:span text:style-name="T13"> ( Resposta d'en Peter Mortersen)</text:span></text:p>
      <text:p text:style-name="P4"><text:span text:style-name="T92">f</text:span><text:span text:style-name="T93">)</text:span><text:span text:style-name="T90"> Canviar el nom de branca master a main </text:span><text:a xlink:type="simple" xlink:href="https://stackoverflow.com/questions/42871542/how-can-i-create-a-git-repository-with-the-default-branch-name-other-than-maste" text:style-name="Internet_20_link" text:visited-style-name="Visited_20_Internet_20_Link"><text:span text:style-name="T90">aquí</text:span></text:a><text:span text:style-name="T90"> (Veure explicació de </text:span><text:span text:style-name="T89">Dietrich Epp</text:span><text:span text:style-name="T90">)</text:span></text:p>
      <text:p text:style-name="P12"/>
      <text:p text:style-name="P11"/>
      <text:p text:style-name="P40">1- Conceptes bàsics - <text:span text:style-name="T97">Documentació (1)</text:span></text:p>
      <text:p text:style-name="P46"><text:span text:style-name="T25">a) </text:span><text:span text:style-name="T35">Què és un snapshot o instantània?</text:span></text:p>
      <text:p text:style-name="P53">La base de datos locales que se guarda con un commit, y controlada por el programari git. State area solo para ese proyecto. </text:p>
      <text:p text:style-name="P46"><text:span text:style-name="T25">b) </text:span><text:span text:style-name="T35">Quan GIT realitza una instantània, que fa amb els fitxers que no han estat modificats?</text:span></text:p>
      <text:p text:style-name="P54">Los que no están modificados la envia en un área intermedia con un commit en la base de datos</text:p>
      <text:p text:style-name="P46"><text:span text:style-name="T25">c) </text:span><text:span text:style-name="T35">Què és i quina és la utilitat de la suma de comprovació o checksum?. Quin és el seu format?.</text:span></text:p>
      <text:p text:style-name="P55">Cuando haces un commit y comprobar el hash. Controlan la integridad, asegurarse de que los datos no han sido modificados. Format sha-256</text:p>
      <text:p text:style-name="P46"><text:span text:style-name="T25">d) </text:span><text:span text:style-name="T35">Quins són els tres estats en els quals es pot trobar un arxiu d'un projecte?.</text:span></text:p>
      <text:p text:style-name="P56">Modified, Staged y Commited</text:p>
      <text:p text:style-name="P48"><text:span text:style-name="T25">e)</text:span><text:span text:style-name="T35"> Què significa que un fitxer està en estat "Modified" (modificat)?</text:span></text:p>
      <text:p text:style-name="P54">Cuando sale en color rojo significa que esta modificat y es diferente a la orden git</text:p>
      <text:p text:style-name="P48"><text:span text:style-name="T25">f)</text:span><text:span text:style-name="T35"> Què significa que un fitxer està en estat "Staged" (preparat)?</text:span></text:p>
      <text:p text:style-name="P54">Es como la etapa intermedia, haciendo pequeños cambios hasta que este seguro</text:p>
      <text:p text:style-name="P48"><text:span text:style-name="T25">g)</text:span><text:span text:style-name="T35"> Què significa que un fitxer està en estat "Commited" (consignat o confirmat)?</text:span></text:p>
      <text:p text:style-name="P55">Ha cogido el fichero y lo ha subido a la base de datos controlada por git</text:p>
      <text:p text:style-name="P48"><text:span text:style-name="T25">h) </text:span><text:span text:style-name="T35">Quines són les 3 seccions d'un projecte Git?</text:span></text:p>
      <text:p text:style-name="P18"/>
      <text:p text:style-name="P46"><text:span text:style-name="T26">i</text:span><text:span text:style-name="T25">)</text:span><text:span text:style-name="T35"> Què é</text:span><text:span text:style-name="T36">s i que hi ha </text:span><text:span text:style-name="T35">“Working directory” (o directori de treball)?. </text:span><text:span text:style-name="T36">Quin és el seu propòsit?</text:span></text:p>
      <text:p text:style-name="P17"/>
      <text:p text:style-name="P46"><text:span text:style-name="T26">j</text:span><text:span text:style-name="T25">) </text:span><text:span text:style-name="T35">Què é</text:span><text:span text:style-name="T36">s la "Staging area" (o àrea de preparació)?</text:span><text:span text:style-name="T35">. <text:s/></text:span></text:p>
      <text:p text:style-name="P19"/>
      <text:p text:style-name="P46"><text:span text:style-name="T26">k</text:span><text:span text:style-name="T25">)</text:span><text:span text:style-name="T35"> Que hi ha al “Git directory” (o directori Git). A on es troba?.</text:span></text:p>
      <text:p text:style-name="P56"><text:soft-page-break/>La base de datos(metadatos) , la area de preparación <text:s/>y el diposit local</text:p>
      <text:p text:style-name="P46"><text:span text:style-name="T26">l</text:span><text:span text:style-name="T25">)</text:span><text:span text:style-name="T35"> Què </text:span><text:span text:style-name="T37">hem de fer</text:span><text:span text:style-name="T35"> </text:span><text:span text:style-name="T37">afegir un </text:span><text:span text:style-name="T35"><text:s/>fitxer </text:span><text:span text:style-name="T37">modificat </text:span><text:span text:style-name="T35">del directori de treball</text:span><text:span text:style-name="T37"> a</text:span><text:span text:style-name="T35"> l'àrea de preparació?.</text:span></text:p>
      <text:p text:style-name="P55">Ordre de git ADD</text:p>
      <text:p text:style-name="P46"><text:span text:style-name="T26">m</text:span><text:span text:style-name="T25">)</text:span><text:span text:style-name="T35"> Què </text:span><text:span text:style-name="T37">hem de fer</text:span><text:span text:style-name="T35"> per passar de un fitxer de l'àrea de preparació a </text:span><text:span text:style-name="T38">la base de dades local dins del</text:span><text:span text:style-name="T35"> directori Git?<text:line-break/></text:span><text:span text:style-name="T101">Hacer un commit </text:span><text:span text:style-name="T102">(c</text:span><text:span text:style-name="T101">onsignar</text:span><text:span text:style-name="T102">)</text:span></text:p>
      <text:p text:style-name="P46"><text:span text:style-name="T26">n</text:span><text:span text:style-name="T25">) </text:span><text:span text:style-name="T35">Quan realitzem una instantània (o snapshot)?</text:span></text:p>
      <text:p text:style-name="P19"/>
      <text:p text:style-name="P28"/>
      <text:p text:style-name="P42">2- Cicle de vida i estat dels fitxers. Enregistrant canvis en el dipòsit - Documentació (2)</text:p>
      <text:p text:style-name="P5"><text:span text:style-name="T73">a</text:span><text:span text:style-name="T71">) </text:span><text:span text:style-name="T74">Què és un fitxer “untracked” (no seguit o no controlat)?</text:span></text:p>
      <text:p text:style-name="P57">Que no consta en la base de datos (ficher a seguir) porque no se ha hecho nunca un ADD o un COMMIT</text:p>
      <text:p text:style-name="P6"><text:span text:style-name="T73">b</text:span><text:span text:style-name="T72">)</text:span><text:span text:style-name="T71"> </text:span><text:span text:style-name="T74">Què és un fitxer “tracked” (seguit o controlat)?</text:span></text:p>
      <text:p text:style-name="P57">El contrario, se ha hecho un ADD o un COMMIT</text:p>
      <text:p text:style-name="P6"><text:span text:style-name="T73">c</text:span><text:span text:style-name="T71">)</text:span><text:span text:style-name="T74"> En quins estats es pot trobar un fitxer “tracked”?.</text:span></text:p>
      <text:p text:style-name="P57">Estado unmodfied y si esta modificat modified o staget que quiere decir que esté preparado</text:p>
      <text:p text:style-name="P5"><text:span text:style-name="T73">d)</text:span><text:span text:style-name="T71"> </text:span><text:span text:style-name="T74">Quina diferència hi ha entre un fitxer modificat i un fitxer en preparació?</text:span></text:p>
      <text:p text:style-name="P57">La diferencia es que uno consta en dos sitios (en el directorio de trabajo Modificat está en la area de trabajo y el otro </text:p>
      <text:p text:style-name="P46"><text:span text:style-name="T27">e</text:span><text:span text:style-name="T25">) </text:span><text:span text:style-name="T35">Què hem de fer per poder “consignar” (commit) d'un fitxer “sense seguiment” (untracked)?</text:span></text:p>
      <text:p text:style-name="P57">Primero se tendría que hacer un ADD y luego un COMMIT</text:p>
      <text:p text:style-name="P49"><text:span text:style-name="T27">f</text:span><text:span text:style-name="T25">) </text:span><text:span text:style-name="T35">Un fitxer modificat, si no està en preparació (staged) pot quedar consignat (commit)?</text:span></text:p>
      <text:p text:style-name="P60">No, però si que hay una orden que se puede hacer las dos cosas a la vez</text:p>
      <text:p text:style-name="P49"><text:span text:style-name="T27">g</text:span><text:span text:style-name="T25">)</text:span><text:span text:style-name="T35"> Després de consignar tots els arxiu d'un projecte, quin és el seu estat?</text:span></text:p>
      <text:p text:style-name="P60">Quedan commited o unmodified</text:p>
      <text:p text:style-name="P49"><text:span text:style-name="T27">h</text:span><text:span text:style-name="T25">)</text:span><text:span text:style-name="T35"> Quin és l'estat de tots els arxius d'un projecte quan es fa un clonatge des d'un dipòsit?</text:span></text:p>
      <text:p text:style-name="P60">Quedan unmodified</text:p>
      <text:p text:style-name="P8"/>
      <text:p text:style-name="P43">3- Apuntadors main, HEAD i origin/main - Documentació (5.c - 5<text:span text:style-name="T103">d - 5.e</text:span>)</text:p>
      <text:p text:style-name="P16"><text:span text:style-name="T3">a) </text:span><text:span text:style-name="T99">A on apunta per defecte l'apuntador main (master)?. Què és la branca main(master)?</text:span></text:p>
      <text:p text:style-name="P59">Apunta al darrer commit</text:p>
      <text:p text:style-name="P16"><text:span text:style-name="T3">b)</text:span> A on apunt<text:span text:style-name="T99">a</text:span> <text:span text:style-name="T98"><text:s/>normalment </text:span>HEAD?.</text:p>
      <text:p text:style-name="P58">Normalment apunta al commit al lloc en el que estas trabajando.</text:p>
      <text:p text:style-name="P21"/>
      <text:p text:style-name="P16"><text:span text:style-name="T6">c)</text:span><text:span text:style-name="T98"> Què significa que HEAD està "detached" (deslligat o separat)?</text:span></text:p>
      <text:p text:style-name="P16"/>
      <text:p text:style-name="P16"><text:span text:style-name="T7">d</text:span><text:span text:style-name="T3">) </text:span><text:span text:style-name="T100">Què és </text:span>origin? <text:span text:style-name="T100">A on apunta origin/main (origin/master)? A on apunta origin/HEAD?</text:span></text:p>
      <text:p text:style-name="P22"/>
      <text:p text:style-name="P7"/>
      <text:p text:style-name="P41"><text:span text:style-name="T104">4</text:span>- <text:span text:style-name="T104">Gestionant el sistema de control de versions des de l'interpret d'ordres en local - Documentació(3) i (4)</text:span></text:p>
      <text:p text:style-name="P24"/>
      <text:p text:style-name="P51"><text:span text:style-name="T25">a)</text:span><text:span text:style-name="T45"> </text:span><text:span text:style-name="T46">Si no ho has fet a la primera pràctica, crea ara dins del teu directori personal el</text:span><text:span text:style-name="T45"> fitxer de configuració </text:span><text:span text:style-name="T25">.gitconfig </text:span><text:span text:style-name="T46">del gestor del sistema de control de versions </text:span><text:span text:style-name="T25">G</text:span><text:span text:style-name="T28">it</text:span><text:span text:style-name="T46">.</text:span><text:span text:style-name="T45"> </text:span><text:span text:style-name="T46">Executa per <text:s/></text:span><text:span text:style-name="T29">Debian GNU/Linux </text:span><text:span text:style-name="T46">des d</text:span><text:span text:style-name="T47">ins del teu directori personal</text:span><text:span text:style-name="T46">:</text:span></text:p>
      <text:p text:style-name="P13"/>
      <text:list xml:id="list2365581029" text:style-name="L1">
        <text:list-item>
          <text:p text:style-name="P67">git config --global user.name "xxyyzz"</text:p>
        </text:list-item>
        <text:list-item>
          <text:p text:style-name="P70"><text:span text:style-name="T50">git config --global user.ema</text:span><text:span text:style-name="T51">i</text:span><text:span text:style-name="T50">l "xxyyzz2121daw2@protonmail.com"</text:span></text:p>
        </text:list-item>
        <text:list-item>
          <text:p text:style-name="P67">git config --gloabal core.editor nano</text:p>
        </text:list-item>
        <text:list-item>
          <text:p text:style-name="P71"><text:span text:style-name="T52">git config --global init.defaultBranch mai</text:span><text:span text:style-name="T53">n</text:span></text:p>
        </text:list-item>
      </text:list>
      <text:p text:style-name="P13"/>
      <text:p text:style-name="P52"><text:span text:style-name="T46">P</text:span><text:span text:style-name="T45">er </text:span><text:span text:style-name="T28">Windows </text:span><text:span text:style-name="T46">executa dins del teu directori personal:</text:span></text:p>
      <text:p text:style-name="P13"/>
      <text:list xml:id="list213425696491053" text:continue-numbering="true" text:style-name="L1">
        <text:list-item>
          <text:p text:style-name="P67">git config --global user.name "xxyyzz"</text:p>
        </text:list-item>
        <text:list-item>
          <text:p text:style-name="P70"><text:span text:style-name="T50">git config --global user.ema</text:span><text:span text:style-name="T51">i</text:span><text:span text:style-name="T50">l "xxyyzz2121daw2@protonmail.com"</text:span></text:p>
        </text:list-item>
        <text:list-item>
          <text:p text:style-name="P67">git config --gloabal core.editor n<text:span text:style-name="T105">otepad.exe</text:span></text:p>
        </text:list-item>
        <text:list-item>
          <text:p text:style-name="P72"><text:span text:style-name="T55">git config --global init.defaultBranch mai</text:span><text:span text:style-name="T54">n</text:span></text:p>
        </text:list-item>
      </text:list>
      <text:p text:style-name="P44"><text:soft-page-break/></text:p>
      <text:p text:style-name="P51"><text:span text:style-name="T45">Comprova que s'ha creat el fitxer </text:span><text:span text:style-name="T25">.gitconfig</text:span><text:span text:style-name="T45"> </text:span><text:span text:style-name="T47">dins del </text:span><text:span text:style-name="T45"><text:s/>teu </text:span><text:span text:style-name="T25">directori personal</text:span><text:span text:style-name="T45">. </text:span><text:span text:style-name="T47">Comprova que els paràmetres són correctes executant:</text:span></text:p>
      <text:p text:style-name="P14"/>
      <text:list xml:id="list3163049004" text:style-name="L2">
        <text:list-item>
          <text:p text:style-name="P68">git config --global --list</text:p>
        </text:list-item>
      </text:list>
      <text:p text:style-name="P14"/>
      <text:p text:style-name="P51"><text:span text:style-name="T45">Si hi ha cap error, pots esborrar una entrada amb la informació que trobaràs </text:span><text:a xlink:type="simple" xlink:href="https://www.theserverside.com/blog/Coffee-Talk-Java-News-Stories-and-Opinions/The-global-Git-config-files-key-settings-and-usagesig" text:style-name="Internet_20_link" text:visited-style-name="Visited_20_Internet_20_Link"><text:span text:style-name="T88">aquí</text:span></text:a><text:span text:style-name="T45"> </text:span><text:span text:style-name="T47">utilitzant l'opció </text:span><text:span text:style-name="T30">--unset</text:span><text:span text:style-name="T47">. </text:span><text:span text:style-name="T48">i després tornar-la a crear.</text:span></text:p>
      <text:p text:style-name="P24"/>
      <text:p text:style-name="P63"><text:span text:style-name="T18">b)</text:span><text:span text:style-name="T22"> Crea dins del teu directori personal un nou directori de nom </text:span><text:span text:style-name="T18">mitjana</text:span><text:span text:style-name="T22">. </text:span><text:span text:style-name="T23">Canvia al directori </text:span><text:span text:style-name="T20">mitjana </text:span><text:span text:style-name="T23">i </text:span><text:span text:style-name="T22"><text:s/>descarrega el fitxers</text:span><text:span text:style-name="T18"> mitjana.c</text:span><text:span text:style-name="T22"> i </text:span><text:span text:style-name="T18">README</text:span><text:span text:style-name="T22"> </text:span><text:span text:style-name="T23">que s'utilitzaran dins de la pràctica </text:span><text:span text:style-name="T22">executant:</text:span></text:p>
      <text:list xml:id="list466534816" text:style-name="L3">
        <text:list-item>
          <text:p text:style-name="P73"><text:span text:style-name="T56">wget --no-hsts http://www.collados.org/daw2/m08/uf4/</text:span><text:span text:style-name="T57">mitjana/</text:span><text:span text:style-name="T56">mitjana.c</text:span></text:p>
        </text:list-item>
        <text:list-item>
          <text:p text:style-name="P73"><text:span text:style-name="T56">wget --no-hsts http://www.collados.org/daw2/m08/uf4/</text:span><text:span text:style-name="T57">mitjana/</text:span><text:span text:style-name="T56">README</text:span></text:p>
        </text:list-item>
      </text:list>
      <text:p text:style-name="P24"/>
      <text:p text:style-name="P50"><text:span text:style-name="T25">c)</text:span><text:span text:style-name="T35"> Crea i inicialitza un nou dipòsit local Git pels fitxers del projecte </text:span><text:span text:style-name="T25">mitjana</text:span><text:span text:style-name="T35">.</text:span><text:span text:style-name="T25"> </text:span><text:span text:style-name="T35">Comprova:</text:span></text:p>
      <text:list xml:id="list1377168316" text:style-name="L4">
        <text:list-item>
          <text:p text:style-name="P74"><text:span text:style-name="T15">Q</text:span><text:span text:style-name="T13">ue s'ha creat el directori </text:span><text:span text:style-name="T18">.git </text:span><text:span text:style-name="T13">dins del directori mitja.</text:span></text:p>
        </text:list-item>
        <text:list-item>
          <text:p text:style-name="P74"><text:span text:style-name="T13">Comprova l'estat del dipòsit </text:span><text:span text:style-name="T15">i quin és el nom inicial de la branca </text:span><text:span text:style-name="T13"><text:s/></text:span><text:span text:style-name="T15">principal creada. Si el nom de la branca principal é</text:span><text:span text:style-name="T16">s </text:span><text:span text:style-name="T21">master</text:span><text:span text:style-name="T16">, </text:span><text:span text:style-name="T15"><text:s/>canvia</text:span><text:span text:style-name="T16">-la</text:span><text:span text:style-name="T15"> </text:span><text:span text:style-name="T16">a </text:span><text:span text:style-name="T21">main</text:span><text:span text:style-name="T16"> executant: </text:span><text:span text:style-name="T58">git checkout -b main</text:span></text:p>
        </text:list-item>
        <text:list-item>
          <text:p text:style-name="P74"><text:span text:style-name="T16">L</text:span><text:span text:style-name="T13">'estat dels fitxers </text:span><text:span text:style-name="T18">mitjana.c</text:span><text:span text:style-name="T13"> i </text:span><text:span text:style-name="T18">README</text:span><text:span text:style-name="T13">. Explica el motiu </text:span><text:span text:style-name="T16">del seu </text:span><text:span text:style-name="T13">estat.</text:span></text:p>
        </text:list-item>
      </text:list>
      <text:p text:style-name="P24"/>
      <text:p text:style-name="P50"><text:span text:style-name="T25">d) </text:span><text:span text:style-name="T35">Afegeix (</text:span><text:span text:style-name="T25">add</text:span><text:span text:style-name="T35">) els dos fitxers a l'àrea de preparació (staged area). Comprova ara l'estat del dipòsit. Indica quin és l'estat dels fitxers </text:span><text:span text:style-name="T25">mitjana.c</text:span><text:span text:style-name="T35"> i </text:span><text:span text:style-name="T25">README</text:span><text:span text:style-name="T35">.</text:span></text:p>
      <text:p text:style-name="P24"/>
      <text:p text:style-name="P50"><text:span text:style-name="T25">e) </text:span><text:span text:style-name="T35">Modifica el fitxer </text:span><text:span text:style-name="T25">mitjana.c</text:span><text:span text:style-name="T35">. A la </text:span><text:span text:style-name="T25">línia 16</text:span><text:span text:style-name="T35">, canvia </text:span><text:span text:style-name="T25">scanf(" %c",&amp;consulta);</text:span><text:span text:style-name="T35"> <text:s/>per </text:span><text:span text:style-name="T25">scanf("%s",&amp;consulta);</text:span><text:span text:style-name="T35">. Comprova ara l'estat del dipòsit. Indica quin és l'estat del fitxer </text:span><text:span text:style-name="T25">mitjana.c</text:span><text:span text:style-name="T35">. D'acord amb l'estat actual, en el moment de fer una consignació (</text:span><text:span text:style-name="T25">commit</text:span><text:span text:style-name="T35">), quina versió de l'arxiu s'emmagatzemarà en el dipòsit?.</text:span></text:p>
      <text:p text:style-name="P24"/>
      <text:p text:style-name="P50"><text:span text:style-name="T25">f) </text:span><text:span text:style-name="T35">Consigna (</text:span><text:span text:style-name="T25">commit</text:span><text:span text:style-name="T35">) els fitxers que es troben a l'àrea de preparació (staged area). <text:s/>En el moment de consignar afegeix el comentari </text:span><text:span text:style-name="T49">“Primer commit del projecte mitjana”</text:span><text:span text:style-name="T35">. <text:s/>Comprova </text:span><text:span text:style-name="T39">que a </text:span><text:span text:style-name="T35">llista de fitxers afegits </text:span><text:span text:style-name="T39">al dipòsit hi ha </text:span><text:span text:style-name="T31">mitjana.c </text:span><text:span text:style-name="T39">i </text:span><text:span text:style-name="T31">README</text:span><text:span text:style-name="T39">.</text:span></text:p>
      <text:p text:style-name="P24"/>
      <text:p text:style-name="P50"><text:span text:style-name="T25">g) </text:span><text:span text:style-name="T35">Comprova ara l'estat del dipòsit. Indica quin és l'estat dels fitxers</text:span><text:span text:style-name="T25"> mitjana.c</text:span><text:span text:style-name="T35"> i </text:span><text:span text:style-name="T25">README</text:span><text:span text:style-name="T35">. </text:span><text:span text:style-name="T39">Quina és la diferència entre els estats dels 2 fitxers?. Per què?.</text:span></text:p>
      <text:p text:style-name="P50"><text:span text:style-name="T25">h)</text:span><text:span text:style-name="T35"> Afegeix </text:span><text:span text:style-name="T39">només </text:span><text:span text:style-name="T25">mitjana.c </text:span><text:span text:style-name="T35">a l'àrea de preparació i fes una nova consignació. En el moment de consignar afegeix el comentari </text:span><text:span text:style-name="T49">“Segon commit del projecte mitjana”</text:span><text:span text:style-name="T35">. Comprova novament l'estat del dipòsit. Indica el motiu del resultat mostrat per pantalla.</text:span></text:p>
      <text:p text:style-name="P24"/>
      <text:p text:style-name="P24"><text:span text:style-name="T106">i)</text:span><text:span text:style-name="T65"> Mostra l'historial de </text:span><text:span text:style-name="T66">tots els </text:span><text:span text:style-name="T65">commits (consignacions) </text:span><text:span text:style-name="T66">realitzats</text:span><text:span text:style-name="T65">. Identifica i marca </text:span><text:span text:style-name="T64">el valor del </text:span>checksum<text:span text:style-name="T64"> (o suma de comprovació) que s'ha creat per </text:span><text:span text:style-name="T65">cada</text:span><text:span text:style-name="T64"> consigació (</text:span>commit<text:span text:style-name="T64">).</text:span></text:p>
      <text:p text:style-name="P24"/>
      <text:p text:style-name="P50"><text:span text:style-name="T32">j</text:span><text:span text:style-name="T25">) </text:span><text:span text:style-name="T35"><text:s/>Compila el programa </text:span><text:span text:style-name="T25">mitjana.c</text:span><text:span text:style-name="T35"> amb l'ajut del </text:span><text:span text:style-name="T25">README</text:span><text:span text:style-name="T35">. Comprova l'estat del dipòsit Git. Quin és l'estat del programa </text:span><text:span text:style-name="T25">mitjana</text:span><text:span text:style-name="T35">?. Per què?.</text:span></text:p>
      <text:p text:style-name="P24"/>
      <text:p text:style-name="P50"><text:span text:style-name="T32">k</text:span><text:span text:style-name="T25">)</text:span><text:span text:style-name="T35"> </text:span><text:span text:style-name="T40">Troba </text:span><text:a xlink:type="simple" xlink:href="https://swcarpentry.github.io/git-novice-es/06-ignore/" text:style-name="Internet_20_link" text:visited-style-name="Visited_20_Internet_20_Link">aquí</text:a><text:span text:style-name="T41"> </text:span><text:span text:style-name="T40">el </text:span><text:span text:style-name="T35">propòsit del fitxer </text:span><text:span text:style-name="T25">.gitignore</text:span><text:span text:style-name="T35">. Crea un fitxer de nom </text:span><text:span text:style-name="T25">.gitignore </text:span><text:span text:style-name="T35">dins del directori </text:span><text:span text:style-name="T25">mitjana</text:span><text:span text:style-name="T35"> amb el següent contingut:</text:span></text:p>
      <text:p text:style-name="P45"/>
      <text:p text:style-name="P45">.gitignore</text:p>
      <text:p text:style-name="P45">mitjana</text:p>
      <text:p text:style-name="P20"/>
      <text:p text:style-name="P3"><text:span text:style-name="T59">Comprova </text:span><text:span text:style-name="T60">ara </text:span><text:span text:style-name="T59">l'estat del dipòsit. Explica perquè no hi ha res per afegir i consignar.</text:span></text:p>
      <text:p text:style-name="P23">Porque ignora los archivos</text:p>
      <text:p text:style-name="P29"/>
      <text:p text:style-name="P3"><text:span text:style-name="T63">l</text:span><text:span text:style-name="T62">) </text:span><text:span text:style-name="T60">Intenta a</text:span><text:span text:style-name="T59">feg</text:span><text:span text:style-name="T60">ir</text:span><text:span text:style-name="T59"> el fitxer </text:span><text:span text:style-name="T62">mitjana</text:span><text:span text:style-name="T59"> a l'àrea de preparació. </text:span><text:span text:style-name="T61"><text:s/>Ho pots fer?. Per què?.</text:span></text:p>
      <text:p text:style-name="P10"/>
      <text:p text:style-name="P29"/>
      <text:p text:style-name="P47"><text:span text:style-name="T32">m</text:span><text:span text:style-name="T25">)</text:span><text:span text:style-name="T35"> </text:span><text:span text:style-name="T33"><text:s/></text:span><text:span text:style-name="T42">Modifica el fitxer </text:span><text:span text:style-name="T33">mitjana.c</text:span><text:span text:style-name="T42">. A la </text:span><text:span text:style-name="T33">línia 4</text:span><text:span text:style-name="T42">, canvia </text:span><text:span text:style-name="T33">flotat suma=0;</text:span><text:span text:style-name="T42"> per </text:span><text:span text:style-name="T33">flotat suma=0.0;</text:span><text:span text:style-name="T42">. Comprova ara l'estat del dipòsit i del fitxer </text:span><text:span text:style-name="T33">mitjana.c</text:span><text:span text:style-name="T42">. Afegeix el fitxer </text:span><text:span text:style-name="T33">mitjana.c</text:span><text:span text:style-name="T42"> a l'àrea de preparació. Comprova ara l'estat del dipòsit i del fitxer </text:span><text:span text:style-name="T33">mitjana.c</text:span><text:span text:style-name="T42">.</text:span></text:p>
      <text:p text:style-name="P24"><text:soft-page-break/></text:p>
      <text:p text:style-name="P47"><text:span text:style-name="T34">n</text:span><text:span text:style-name="T33">)</text:span><text:span text:style-name="T42"> Torna a modificar el fitxer </text:span><text:span text:style-name="T33">mitjana.c</text:span><text:span text:style-name="T42">. A la </text:span><text:span text:style-name="T33">línia 5</text:span><text:span text:style-name="T42">, canvia </text:span><text:span text:style-name="T33">float mitjana;</text:span><text:span text:style-name="T42"> per </text:span><text:span text:style-name="T33">float mitjana=0.0;</text:span><text:span text:style-name="T42">. Comprova l'estat del dipòsit. </text:span><text:span text:style-name="T43">Quina diferència hi ha entre els 2 fitxers </text:span><text:span text:style-name="T34">mitjana.c</text:span><text:span text:style-name="T43"> mostrats per l'ordre?. </text:span><text:span text:style-name="T44">Hi ha cap diferència entre l'area de preparació i el directori de treball?. Hi ha cap diferència entre l'area de preparació i el dipòsit?.Hi ha cap diferència entre el dipòsit i el directori de treball?.</text:span></text:p>
      <text:p text:style-name="P24"/>
      <text:p text:style-name="P24">o) <text:span text:style-name="T64">Fes un </text:span>add<text:span text:style-name="T64"> del fitxer </text:span>mitjana.c<text:span text:style-name="T64"> i </text:span><text:span text:style-name="T67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15"/>
      <text:p text:style-name="P24"><text:span text:style-name="T107">p)</text:span><text:span text:style-name="T67"> Fes</text:span><text:span text:style-name="T64"> un </text:span>commit.<text:span text:style-name="T64"> En el moment de consignar afegeix el comentari </text:span><text:span text:style-name="T12">“Tercer commit del programa mitjana”</text:span><text:span text:style-name="T64">. Comprova:</text:span></text:p>
      <text:list xml:id="list2802501962" text:style-name="L5">
        <text:list-item>
          <text:p text:style-name="P75"><text:span text:style-name="T17">L</text:span><text:span text:style-name="T13">'estat del projecte </text:span><text:span text:style-name="T17">i el nom de la branca amb la qual estàs treballant</text:span></text:p>
        </text:list-item>
        <text:list-item>
          <text:p text:style-name="P75"><text:span text:style-name="T17">L</text:span><text:span text:style-name="T13">'historial. </text:span></text:p>
        </text:list-item>
        <text:list-item>
          <text:p text:style-name="P69">Hi ha cap diferència entre el directori de treball, l'àrea de preparació i el dipòsit?. Per què?</text:p>
        </text:list-item>
      </text:list>
      <text:p text:style-name="P24"/>
      <text:p text:style-name="P41"><text:span text:style-name="T108">5</text:span>- <text:span text:style-name="T104">Gestionant el sistema de control de versions des de l'interpret d'ordres per treballar amb <text:s/>dipòsits remots - Documentació (4)</text:span></text:p>
      <text:p text:style-name="P24"/>
      <text:p text:style-name="P24"><text:span text:style-name="T109">a</text:span>)<text:span text:style-name="T64"> Crea un projecte </text:span>Públic<text:span text:style-name="T64"> de nom </text:span>mitjana<text:span text:style-name="T64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64"> del teu projecte local al dipòsit remot. </text:span><text:span text:style-name="T68">Recorda que et demanarà com a password el token que vas crear a la primera pràctica.</text:span><text:span text:style-name="T64"> </text:span></text:p>
      <text:p text:style-name="P24"/>
      <text:p text:style-name="P24"><text:span text:style-name="T110">b</text:span>) <text:span text:style-name="T64">Crea una nova carpeta de nom </text:span>clon<text:span text:style-name="T110">acions</text:span><text:span text:style-name="T64"> dins del teu directori personal. </text:span>Clona <text:span text:style-name="T64">(</text:span>Ajut: <text:a xlink:type="simple" xlink:href="https://git-scm.com/docs/git-clone" text:style-name="Internet_20_link" text:visited-style-name="Visited_20_Internet_20_Link"><text:span text:style-name="T64">https://git-scm.com/docs/git-clone</text:span></text:a><text:span text:style-name="T64">) </text:span><text:span text:style-name="T69">des de </text:span><text:span text:style-name="T64">dins </text:span><text:span text:style-name="T69">de </text:span><text:span text:style-name="T110">clonacions</text:span><text:span text:style-name="T64"> el projecte </text:span>mitjana<text:span text:style-name="T64">. Comprova que s'ha creat la carpeta </text:span>mitjana<text:span text:style-name="T64"> i que dins d'aquesta carpeta hi ha un nou dipòsit local. Comprova l'estat del dipòsit clonat. Comprova l'historial. </text:span><text:span text:style-name="T69">Comprova els diposits remots.</text:span></text:p>
      <text:p text:style-name="P24"/>
      <text:p text:style-name="P24"><text:span text:style-name="T110">c</text:span>)<text:span text:style-name="T64"> Modifica el fitxer </text:span>mitjana.c<text:span text:style-name="T64"> que es troba a </text:span>~/clo<text:span text:style-name="T110">nacions</text:span>/mitjana<text:span text:style-name="T64">. A la </text:span>línia 6<text:span text:style-name="T64">, canvia </text:span>float nou_valor;<text:span text:style-name="T64"> per </text:span>float nou_valor=0.0;<text:span text:style-name="T64">. Fes un </text:span>add<text:span text:style-name="T64"> i un </text:span>commit<text:span text:style-name="T64">. En el moment de consignar afegeix el comentari </text:span><text:span text:style-name="T12">“Quart commit del programa mitjana”</text:span><text:span text:style-name="T64">. Puja el canvi (fes un </text:span>push<text:span text:style-name="T64">) al dipòsit remot. . Comprova des de Github l'estat del dipòsit remot.</text:span></text:p>
      <text:p text:style-name="P24"/>
      <text:p text:style-name="P24"/>
      <text:p text:style-name="P24"><text:span text:style-name="T110">d</text:span>) <text:span text:style-name="T64">Torna a </text:span>~/mitjana<text:span text:style-name="T64"> (el directori original). <text:s/>Baixa (fes un </text:span>pull)<text:span text:style-name="T64"> del projecte que està al dipòsit remot al dipòsit local. Ara obre el fitxer </text:span>mitjana.c<text:span text:style-name="T64"> i comprova que s'ha afegit el nou codi. </text:span>Ajut:<text:span text:style-name="T64"> </text:span><text:a xlink:type="simple" xlink:href="https://try.github.io/levels/1/challenges/12" text:style-name="Internet_20_link" text:visited-style-name="Visited_20_Internet_20_Link"><text:span text:style-name="T64">https://try.github.io/levels/1/challenges/12</text:span></text:a><text:span text:style-name="T64">.</text:span></text:p>
      <text:p text:style-name="P24"/>
      <text:p text:style-name="P26"/>
      <text:p text:style-name="P26">&lt;&lt;&lt;&lt;&lt;&lt;&lt;&lt;&lt;&lt;&lt;&lt;&lt;&lt;&lt;&lt;&lt;&lt;&lt;&lt;&lt;&lt;&lt;&lt;&lt;&lt;&lt;&lt;&lt;&lt;EN CONSTRUCCIÓ&gt;&gt;&gt;&gt;&gt;&gt;&gt;&gt;&gt;&gt;&gt;&gt;&gt;&gt;&gt;&gt;&gt;&gt;&gt;&gt;&gt;&gt;&gt;&gt;&gt;&gt;&gt;&gt;&gt;&gt;&gt;&gt;&gt;&gt;&gt;&gt;</text:p>
      <text:p text:style-name="P31">Lliurament de la pràctica</text:p>
      <text:p text:style-name="P32"/>
      <text:p text:style-name="P33"><text:span text:style-name="T10">1- </text:span><text:span text:style-name="T70">Treball individual. </text:span></text:p>
      <text:p text:style-name="P33"><text:span text:style-name="T10">2- </text:span><text:span text:style-name="T70">El nom del fitxer ha de tenir el següent format </text:span><text:span text:style-name="T10">daw2</text:span><text:span text:style-name="T11">_cognom1_nom_m08uf4pr2.pdf</text:span></text:p>
      <text:p text:style-name="P34"><text:span text:style-name="T3">3- </text:span>Envieu la solució proposada per correu electrònic: </text:p>
      <text:p text:style-name="P35"><text:tab/>Adreça: <text:span text:style-name="T3">cf@collados.org</text:span></text:p>
      <text:p text:style-name="P35"><text:tab/>Assumpte: <text:span text:style-name="T3">daw2_cognom1_nom_m08uf4pr2</text:span></text:p>
      <text:p text:style-name="P33"><text:span text:style-name="T3">4- </text:span><text:span text:style-name="T64">La </text:span><text:span text:style-name="T3">data límit</text:span><text:span text:style-name="T64"> de lliurament de la pràctica és el dia </text:span><text:span text:style-name="T9">14</text:span><text:span text:style-name="T3">-1</text:span><text:span text:style-name="T5">1</text:span><text:span text:style-name="T3">-</text:span><text:span text:style-name="T4">2</text:span><text:span text:style-name="T8">1</text:span><text:span text:style-name="T3"> </text:span><text:span text:style-name="T64">a les</text:span><text:span text:style-name="T3"> 23.59 hores</text:span><text:span text:style-name="T64">.</text:span><text:span text:style-name="T3"> </text:span></text:p>
      <text:p text:style-name="P2"><text:span text:style-name="T3">5-</text:span> Format Lletra: <text:span text:style-name="T3">Arial 10</text:span>. <text:s/>Marges (superior, inferior, esquerra, dreta): <text:span text:style-name="T3">2cm </text:span></text:p>
      <text:p text:style-name="P9"><text:span text:style-name="T3">6-</text:span> Numeració de pàgina: <text:span text:style-name="T3">Peu de pàgina a la dreta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-BoldMT" svg:font-family="Arial-BoldMT"/>
    <style:font-face style:name="OpenSymbol1" svg:font-family="OpenSymbol"/>
    <style:font-face style:name="Tahoma1" svg:font-family="Tahoma"/>
    <style:font-face style:name="TrebuchetMS-Bold" svg:font-family="TrebuchetMS-Bold"/>
    <style:font-face style:name="StoneSerif-Bold" svg:font-family="StoneSerif-Bold" style:font-family-generic="roman"/>
    <style:font-face style:name="Arial-ItalicMT" svg:font-family="Arial-ItalicMT" style:font-family-generic="script"/>
    <style:font-face style:name="Arial1" svg:font-family="Arial" style:font-family-generic="swiss"/>
    <style:font-face style:name="ArialMT" svg:font-family="ArialMT" style:font-family-generic="swiss"/>
    <style:font-face style:name="Verdana" svg:font-family="Verdana, Verdana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Ume P Gothic C4" svg:font-family="'Ume P Gothic C4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Arial1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49a035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DAW - Mòdul 8: Desplegament d'aplicacions web<text:tab/><text:tab/><text:tab/><text:tab/><text:tab/> <text:s text:c="10"/>Curs 20<text:span text:style-name="MT1">21</text:span>-2<text:span text:style-name="MT2">2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4</text:page-number><text:s/>de <text:page-count>4</text:page-count></text:p>
      </style:footer>
    </style:master-page>
    <style:master-page style:name="HTML" style:page-layout-name="Mpm2">
      <style:header>
        <text:p text:style-name="MP3"/>
      </style:header>
      <style:footer>
        <text:p text:style-name="MP4"/>
      </style:footer>
    </style:master-page>
    <style:master-page style:name="Landscape" style:page-layout-name="Mpm3"/>
    <style:master-page style:name="Right_20_Page" style:display-name="Right Page" style:page-layout-name="Mpm4"/>
    <style:master-page style:name="Left_20_Page" style:display-name="Left Page" style:page-layout-name="Mpm5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4H14M59S</meta:editing-duration>
    <meta:editing-cycles>1050</meta:editing-cycles>
    <meta:generator>LibreOffice/7.0.4.2$Linux_X86_64 LibreOffice_project/00$Build-2</meta:generator>
    <dc:date>2021-11-01T21:34:23.412850733</dc:date>
    <meta:document-statistic meta:table-count="0" meta:image-count="0" meta:object-count="0" meta:page-count="4" meta:paragraph-count="129" meta:word-count="1942" meta:character-count="12019" meta:non-whitespace-character-count="10173"/>
    <meta:user-defined meta:name="Info 1"/>
    <meta:user-defined meta:name="Info 2"/>
    <meta:user-defined meta:name="Info 3"/>
    <meta:user-defined meta:name="Info 4"/>
  </office:meta>
</office:document-meta>
</file>